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5ec" officeooo:paragraph-rsid="000a95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dsd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6:37:45.354714195</meta:creation-date>
    <dc:date>2023-11-16T16:37:53.491504219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